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complex="normal" style:font-weight-asian="normal" fo:font-weight="normal"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4mm" svg:x="164.64mm" svg:y="112.87mm">
            <draw:object draw:notify-on-update-of-ranges="Sheet1.B10:Sheet1.B16 Sheet1.C10:Sheet1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65.2mm" svg:y="14.61mm">
            <draw:object draw:notify-on-update-of-ranges="Sheet1.D10:Sheet1.D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<text:span text:style-name="T1">see </text:span><text:span text:style-name="T2">negamax_ab.cc::pick_best_index()</text:span>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n=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mbda=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0=</text:p>
          </table:table-cell>
          <table:table-cell table:formula="of:=(1-[.C6])/(1-POWER([.C6];[.C5]))" office:value-type="float" office:value="0.750045779161326" calcext:value-type="float">
            <text:p>0.75004577916132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um weigh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atio check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7]" office:value-type="float" office:value="0.750045779161326" calcext:value-type="float">
            <text:p>0.750045779161326</text:p>
          </table:table-cell>
          <table:table-cell table:style-name="ce2" table:formula="of:=POWER([.$C$6];[.B10])*[.$C$7]" office:value-type="percentage" office:value="0.750045779161326" calcext:value-type="percentage">
            <text:p>75.00458%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10]+POWER([.$C$6];[.B11])*[.$C$7]" office:value-type="float" office:value="0.937557223951657" calcext:value-type="float">
            <text:p>0.937557223951657</text:p>
          </table:table-cell>
          <table:table-cell table:style-name="ce2" table:formula="of:=POWER([.$C$6];[.B11])*[.$C$7]" office:value-type="percentage" office:value="0.187511444790331" calcext:value-type="percentage">
            <text:p>18.75114%</text:p>
          </table:table-cell>
          <table:table-cell table:formula="of:=[.D11]/[.D10]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11]+POWER([.$C$6];[.B12])*[.$C$7]" office:value-type="float" office:value="0.98443508514924" calcext:value-type="float">
            <text:p>0.98443508514924</text:p>
          </table:table-cell>
          <table:table-cell table:style-name="ce2" table:formula="of:=POWER([.$C$6];[.B12])*[.$C$7]" office:value-type="percentage" office:value="0.0468778611975829" calcext:value-type="percentage">
            <text:p>4.68779%</text:p>
          </table:table-cell>
          <table:table-cell table:formula="of:=[.D12]/[.D11]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12]+POWER([.$C$6];[.B13])*[.$C$7]" office:value-type="float" office:value="0.996154550448636" calcext:value-type="float">
            <text:p>0.996154550448636</text:p>
          </table:table-cell>
          <table:table-cell table:style-name="ce2" table:formula="of:=POWER([.$C$6];[.B13])*[.$C$7]" office:value-type="percentage" office:value="0.0117194652993957" calcext:value-type="percentage">
            <text:p>1.17195%</text:p>
          </table:table-cell>
          <table:table-cell table:formula="of:=[.D13]/[.D12]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13]+POWER([.$C$6];[.B14])*[.$C$7]" office:value-type="float" office:value="0.999084416773485" calcext:value-type="float">
            <text:p>0.999084416773485</text:p>
          </table:table-cell>
          <table:table-cell table:style-name="ce2" table:formula="of:=POWER([.$C$6];[.B14])*[.$C$7]" office:value-type="percentage" office:value="0.00292986632484893" calcext:value-type="percentage">
            <text:p>0.29299%</text:p>
          </table:table-cell>
          <table:table-cell table:formula="of:=[.D14]/[.D13]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14]+POWER([.$C$6];[.B15])*[.$C$7]" office:value-type="float" office:value="0.999816883354697" calcext:value-type="float">
            <text:p>0.999816883354697</text:p>
          </table:table-cell>
          <table:table-cell table:style-name="ce2" table:formula="of:=POWER([.$C$6];[.B15])*[.$C$7]" office:value-type="percentage" office:value="0.000732466581212232" calcext:value-type="percentage">
            <text:p>0.07325%</text:p>
          </table:table-cell>
          <table:table-cell table:formula="of:=[.D15]/[.D14]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15]+POWER([.$C$6];[.B16])*[.$C$7]" office:value-type="float" office:value="1" calcext:value-type="float">
            <text:p>1</text:p>
          </table:table-cell>
          <table:table-cell table:style-name="ce2" table:formula="of:=POWER([.$C$6];[.B16])*[.$C$7]" office:value-type="percentage" office:value="0.000183116645303058" calcext:value-type="percentage">
            <text:p>0.01831%</text:p>
          </table:table-cell>
          <table:table-cell table:formula="of:=[.D16]/[.D15]" office:value-type="float" office:value="0.25" calcext:value-type="float">
            <text:p>0.2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5" number:min-decimal-places="5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01T15:22:26.939657612</meta:creation-date>
    <dc:date>2021-03-01T15:33:46.473870034</dc:date>
    <meta:editing-duration>PT11M18S</meta:editing-duration>
    <meta:editing-cycles>3</meta:editing-cycles>
    <meta:generator>LibreOffice/7.0.4.2$Linux_X86_64 LibreOffice_project/dcf040e67528d9187c66b2379df5ea4407429775</meta:generator>
    <meta:document-statistic meta:table-count="3" meta:cell-count="37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1.B10:Sheet1.C16" svg:x="0.319cm" svg:y="0.18cm" svg:width="12.508cm" svg:height="8.645cm">
          <chart:coordinate-region svg:x="1.046cm" svg:y="0.38cm" svg:width="11.687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0:Sheet1.C16" chart:class="chart:scatter">
            <chart:domain table:cell-range-address="Sheet1.B10:Sheet1.B16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0:Sheet1.B16</svg:desc>
                </draw:g>
              </table:table-cell>
              <table:table-cell office:value-type="float" office:value="0.750045779161326">
                <text:p>0.750045779161326</text:p>
                <draw:g>
                  <svg:desc>Sheet1.C10:Sheet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37557223951657">
                <text:p>0.9375572239516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8443508514924">
                <text:p>0.98443508514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96154550448636">
                <text:p>0.996154550448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999084416773485">
                <text:p>0.9990844167734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99816883354697">
                <text:p>0.9998168833546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dcf040e67528d9187c66b2379df5ea4407429775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735cm" svg:y="4.203cm" style:legend-expansion="high" chart:style-name="ch2"/>
        <chart:plot-area chart:style-name="ch3" table:cell-range-address="Sheet1.D10:Sheet1.D16" svg:x="0.319cm" svg:y="0.18cm" svg:width="13.097cm" svg:height="8.645cm">
          <chart:coordinate-region svg:x="1.258cm" svg:y="0.379cm" svg:width="12.158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0:Sheet1.D16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0045779161326">
                <text:p>0.750045779161326</text:p>
                <draw:g>
                  <svg:desc>Sheet1.D10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7511444790331">
                <text:p>0.1875114447903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68778611975829">
                <text:p>0.04687786119758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17194652993957">
                <text:p>0.0117194652993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92986632484893">
                <text:p>0.002929866324848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732466581212232">
                <text:p>0.000732466581212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83116645303058">
                <text:p>0.0001831166453030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dcf040e67528d9187c66b2379df5ea4407429775</meta:generator>
  </office:meta>
</office:document-meta>
</file>

<file path=Object 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